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091in"/>
    </style:style>
    <style:style style:name="co2" style:family="table-column">
      <style:table-column-properties fo:break-before="auto" style:column-width="0.9972in"/>
    </style:style>
    <style:style style:name="co3" style:family="table-column">
      <style:table-column-properties fo:break-before="auto" style:column-width="4.3102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8362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0.7398in"/>
    </style:style>
    <style:style style:name="co8" style:family="table-column">
      <style:table-column-properties fo:break-before="auto" style:column-width="3.120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 fo:padding="0.028in"/>
      <style:text-properties fo:font-weight="bold" style:font-weight-asian="bold" style:font-weight-complex="bold"/>
    </style:style>
    <style:style style:name="ce2" style:family="table-cell" style:parent-style-name="Default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6" table:default-cell-style-name="ce2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olution</text:p>
          </table:table-cell>
          <table:table-cell table:style-name="ce1" office:value-type="string" calcext:value-type="string">
            <text:p>PG_ID</text:p>
          </table:table-cell>
          <table:table-cell table:style-name="ce1" office:value-type="string" calcext:value-type="string">
            <text:p>Confirmed?</text:p>
          </table:table-cell>
          <table:table-cell table:style-name="ce1" office:value-type="string" calcext:value-type="string">
            <text:p>Source fixed?</text:p>
          </table:table-cell>
          <table:table-cell table:style-name="ce1" office:value-type="string" calcext:value-type="string">
            <text:p>Scripted?</text:p>
          </table:table-cell>
          <table:table-cell table:style-name="ce1" office:value-type="string" calcext:value-type="string">
            <text:p>Title</text:p>
          </table:table-cell>
          <table:table-cell table:style-name="ce1" table:number-columns-repeated="16376"/>
        </table:table-row>
        <table:table-row table:style-name="ro1">
          <table:table-cell table:style-name="Default" office:value-type="string" calcext:value-type="string">
            <text:p>ID’d by Dorian as problematic-big</text:p>
          </table:table-cell>
          <table:table-cell table:style-name="Default" table:number-columns-repeated="2"/>
          <table:table-cell office:value-type="float" office:value="28876" calcext:value-type="float">
            <text:p>28876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44801" calcext:value-type="float">
            <text:p>4480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G deleted over copyright worries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68429, 68432, 68435, 68441, 68455, 68456, 68477, 68478, 68484, 68959, 68968, 68982, 68992, 69028, 69048, 69264, 69278, 69279, 69291, 69292, 69293, 69357, 69358, 69448, 69465, 69505, 69506, 69516, 69564, 69565, 69652, 69658, 69659, 69665, 69666, 69687, 69688, 69694, 69708, 69709, 69713, 69719, 69722, 69731, 69729, 69733, 69742, 69778, 69796, 69820, 69821, 69833, 69919, 69921, 69926, 69931, 69932, 69940, 69999, 70001, 70003, 70005, 70012, 70015, 70155, 70160, 70173, 70183, 70184, 70212, 70215, 70216, 70218, 70227, 70230, 70239, 70240, 70242, 70247, 70250, 70251, 7025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o 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ctionary file makes ZB hang</text:p>
          </table:table-cell>
          <table:table-cell/>
          <table:table-cell office:value-type="string" calcext:value-type="string">
            <text:p>Delete</text:p>
          </table:table-cell>
          <table:table-cell office:value-type="float" office:value="673" calcext:value-type="float">
            <text:p>67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o 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mall files (1.5K)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Edit metadata; add HTML to ZWI; edit HTML to add notice</text:p>
          </table:table-cell>
          <table:table-cell office:value-type="float" office:value="36567" calcext:value-type="float">
            <text:p>3656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Music by Janis Ia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mall files (1.5K)</text:p>
          </table:table-cell>
          <table:table-cell office:value-type="string" calcext:value-type="string">
            <text:p>Copyrighted</text:p>
          </table:table-cell>
          <table:table-cell office:value-type="string" calcext:value-type="string">
            <text:p>Delete</text:p>
          </table:table-cell>
          <table:table-cell office:value-type="float" office:value="8216" calcext:value-type="float">
            <text:p>82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ssues in Ethic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mall files (1.5K)</text:p>
          </table:table-cell>
          <table:table-cell office:value-type="string" calcext:value-type="string">
            <text:p>Copyrighted</text:p>
          </table:table-cell>
          <table:table-cell office:value-type="string" calcext:value-type="string">
            <text:p>Delete</text:p>
          </table:table-cell>
          <table:table-cell office:value-type="float" office:value="5887" calcext:value-type="float">
            <text:p>588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he Labour Divid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mall files (1.5K)</text:p>
          </table:table-cell>
          <table:table-cell office:value-type="string" calcext:value-type="string">
            <text:p>HTML missing</text:p>
          </table:table-cell>
          <table:table-cell office:value-type="string" calcext:value-type="string">
            <text:p>Edit metadata; add HTML &amp; images to ZWI; edit HTML (image refs)</text:p>
          </table:table-cell>
          <table:table-cell office:value-type="float" office:value="34228" calcext:value-type="float">
            <text:p>34228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The Accomplished Muskrat Trapp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mall files (1.5K)</text:p>
          </table:table-cell>
          <table:table-cell office:value-type="string" calcext:value-type="string">
            <text:p>Copyrighted</text:p>
          </table:table-cell>
          <table:table-cell office:value-type="string" calcext:value-type="string">
            <text:p>Delete</text:p>
          </table:table-cell>
          <table:table-cell office:value-type="float" office:value="8420" calcext:value-type="float">
            <text:p>84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ssues in Population and Bioethic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mall files (1.5K)</text:p>
          </table:table-cell>
          <table:table-cell table:number-columns-repeated="2"/>
          <table:table-cell office:value-type="float" office:value="8218" calcext:value-type="float">
            <text:p>82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mall files (1.5K)</text:p>
          </table:table-cell>
          <table:table-cell table:number-columns-repeated="2"/>
          <table:table-cell office:value-type="float" office:value="30151" calcext:value-type="float">
            <text:p>3015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mall files (1.5K)</text:p>
          </table:table-cell>
          <table:table-cell table:number-columns-repeated="2"/>
          <table:table-cell office:value-type="float" office:value="42911" calcext:value-type="float">
            <text:p>4291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mall files (1.5K)</text:p>
          </table:table-cell>
          <table:table-cell table:number-columns-repeated="2"/>
          <table:table-cell office:value-type="float" office:value="28363" calcext:value-type="float">
            <text:p>2836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mall files (1.5K)</text:p>
          </table:table-cell>
          <table:table-cell table:number-columns-repeated="2"/>
          <table:table-cell office:value-type="float" office:value="34419" calcext:value-type="float">
            <text:p>344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mall files (1.5K)</text:p>
          </table:table-cell>
          <table:table-cell table:number-columns-repeated="2"/>
          <table:table-cell office:value-type="float" office:value="4742" calcext:value-type="float">
            <text:p>47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mall files (1.5K)</text:p>
          </table:table-cell>
          <table:table-cell table:number-columns-repeated="2"/>
          <table:table-cell office:value-type="float" office:value="22746" calcext:value-type="float">
            <text:p>2274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mall files &gt; 1.5K</text:p>
          </table:table-cell>
          <table:table-cell table:number-columns-repeated="2"/>
          <table:table-cell office:value-type="float" office:value="12479" calcext:value-type="float">
            <text:p>1247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3204" calcext:value-type="float">
            <text:p>320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3203" calcext:value-type="float">
            <text:p>320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8609" calcext:value-type="float">
            <text:p>1860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8608" calcext:value-type="float">
            <text:p>1860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31978" calcext:value-type="float">
            <text:p>3197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290" calcext:value-type="float">
            <text:p>829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3053" calcext:value-type="float">
            <text:p>2305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291" calcext:value-type="float">
            <text:p>829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672" calcext:value-type="float">
            <text:p>67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063" calcext:value-type="float">
            <text:p>806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4146" calcext:value-type="float">
            <text:p>2414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303" calcext:value-type="float">
            <text:p>30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9394" calcext:value-type="float">
            <text:p>1939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064" calcext:value-type="float">
            <text:p>806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840" calcext:value-type="float">
            <text:p>284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6419" calcext:value-type="float">
            <text:p>641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6348" calcext:value-type="float">
            <text:p>634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6161" calcext:value-type="float">
            <text:p>616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6349" calcext:value-type="float">
            <text:p>634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6420" calcext:value-type="float">
            <text:p>642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33730" calcext:value-type="float">
            <text:p>337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284" calcext:value-type="float">
            <text:p>828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057" calcext:value-type="float">
            <text:p>805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371" calcext:value-type="float">
            <text:p>837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3202" calcext:value-type="float">
            <text:p>320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701" calcext:value-type="float">
            <text:p>1270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214" calcext:value-type="float">
            <text:p>821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8409" calcext:value-type="float">
            <text:p>2840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262" calcext:value-type="float">
            <text:p>1126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30154" calcext:value-type="float">
            <text:p>3015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4663" calcext:value-type="float">
            <text:p>466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30152" calcext:value-type="float">
            <text:p>3015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261" calcext:value-type="float">
            <text:p>1126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4557" calcext:value-type="float">
            <text:p>1455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421" calcext:value-type="float">
            <text:p>842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33374" calcext:value-type="float">
            <text:p>3337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4662" calcext:value-type="float">
            <text:p>466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7204" calcext:value-type="float">
            <text:p>2720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33375" calcext:value-type="float">
            <text:p>3337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30153" calcext:value-type="float">
            <text:p>3015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258" calcext:value-type="float">
            <text:p>825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322" calcext:value-type="float">
            <text:p>232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851" calcext:value-type="float">
            <text:p>885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370" calcext:value-type="float">
            <text:p>837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852" calcext:value-type="float">
            <text:p>885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031" calcext:value-type="float">
            <text:p>8031</text:p>
          </table:table-cell>
          <table:table-cell table:number-columns-repeated="16380"/>
        </table:table-row>
        <table:table-row table:style-name="ro1" table:number-rows-repeated="104851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office:forms form:automatic-focus="false" form:apply-design-mode="false"/>
        <table:table-column table:style-name="co9" table:number-columns-repeated="11" table:default-cell-style-name="Default"/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1.4K</text:p>
          </table:table-cell>
          <table:table-cell office:value-type="string" calcext:value-type="string">
            <text:p>Mar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36567.zwi</text:p>
          </table:table-cell>
          <table:table-cell office:value-type="float" office:value="36567" calcext:value-type="float">
            <text:p>36567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1.4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8216.zwi</text:p>
          </table:table-cell>
          <table:table-cell office:value-type="float" office:value="8216" calcext:value-type="float">
            <text:p>8216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1.4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5887.zwi</text:p>
          </table:table-cell>
          <table:table-cell office:value-type="float" office:value="5887" calcext:value-type="float">
            <text:p>5887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34228.zwi</text:p>
          </table:table-cell>
          <table:table-cell office:value-type="float" office:value="34228" calcext:value-type="float">
            <text:p>34228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8420.zwi</text:p>
          </table:table-cell>
          <table:table-cell office:value-type="float" office:value="8420" calcext:value-type="float">
            <text:p>8420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8218.zwi</text:p>
          </table:table-cell>
          <table:table-cell office:value-type="float" office:value="8218" calcext:value-type="float">
            <text:p>8218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30151.zwi</text:p>
          </table:table-cell>
          <table:table-cell office:value-type="float" office:value="30151" calcext:value-type="float">
            <text:p>30151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Mar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42911.zwi</text:p>
          </table:table-cell>
          <table:table-cell office:value-type="float" office:value="42911" calcext:value-type="float">
            <text:p>42911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28363.zwi</text:p>
          </table:table-cell>
          <table:table-cell office:value-type="float" office:value="28363" calcext:value-type="float">
            <text:p>28363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34419.zwi</text:p>
          </table:table-cell>
          <table:table-cell office:value-type="float" office:value="34419" calcext:value-type="float">
            <text:p>34419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4742.zwi</text:p>
          </table:table-cell>
          <table:table-cell office:value-type="float" office:value="4742" calcext:value-type="float">
            <text:p>4742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22746.zwi</text:p>
          </table:table-cell>
          <table:table-cell office:value-type="float" office:value="22746" calcext:value-type="float">
            <text:p>22746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4.2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12479.zwi</text:p>
          </table:table-cell>
          <table:table-cell office:value-type="float" office:value="12479" calcext:value-type="float">
            <text:p>12479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7.6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3204.zwi</text:p>
          </table:table-cell>
          <table:table-cell office:value-type="float" office:value="3204" calcext:value-type="float">
            <text:p>3204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8.3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3203.zwi</text:p>
          </table:table-cell>
          <table:table-cell office:value-type="float" office:value="3203" calcext:value-type="float">
            <text:p>3203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8.4K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18609.zwi</text:p>
          </table:table-cell>
          <table:table-cell office:value-type="float" office:value="18609" calcext:value-type="float">
            <text:p>18609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8.4K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18608.zwi</text:p>
          </table:table-cell>
          <table:table-cell office:value-type="float" office:value="18608" calcext:value-type="float">
            <text:p>18608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8.5K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31978.zwi</text:p>
          </table:table-cell>
          <table:table-cell office:value-type="float" office:value="31978" calcext:value-type="float">
            <text:p>31978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8.5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8290.zwi</text:p>
          </table:table-cell>
          <table:table-cell office:value-type="float" office:value="8290" calcext:value-type="float">
            <text:p>8290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8.6K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23053.zwi</text:p>
          </table:table-cell>
          <table:table-cell office:value-type="float" office:value="23053" calcext:value-type="float">
            <text:p>23053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8.6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8291.zwi</text:p>
          </table:table-cell>
          <table:table-cell office:value-type="float" office:value="8291" calcext:value-type="float">
            <text:p>8291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8.6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672.zwi</text:p>
          </table:table-cell>
          <table:table-cell office:value-type="float" office:value="672" calcext:value-type="float">
            <text:p>672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8.7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8063.zwi</text:p>
          </table:table-cell>
          <table:table-cell office:value-type="float" office:value="8063" calcext:value-type="float">
            <text:p>8063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8.7K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24146.zwi</text:p>
          </table:table-cell>
          <table:table-cell office:value-type="float" office:value="24146" calcext:value-type="float">
            <text:p>24146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8.7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303.zwi</text:p>
          </table:table-cell>
          <table:table-cell office:value-type="float" office:value="303" calcext:value-type="float">
            <text:p>303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8.7K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19394.zwi</text:p>
          </table:table-cell>
          <table:table-cell office:value-type="float" office:value="19394" calcext:value-type="float">
            <text:p>19394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8.7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8064.zwi</text:p>
          </table:table-cell>
          <table:table-cell office:value-type="float" office:value="8064" calcext:value-type="float">
            <text:p>8064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8.8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2840.zwi</text:p>
          </table:table-cell>
          <table:table-cell office:value-type="float" office:value="2840" calcext:value-type="float">
            <text:p>2840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8.8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6419.zwi</text:p>
          </table:table-cell>
          <table:table-cell office:value-type="float" office:value="6419" calcext:value-type="float">
            <text:p>6419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8.8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6348.zwi</text:p>
          </table:table-cell>
          <table:table-cell office:value-type="float" office:value="6348" calcext:value-type="float">
            <text:p>6348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8.8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6161.zwi</text:p>
          </table:table-cell>
          <table:table-cell office:value-type="float" office:value="6161" calcext:value-type="float">
            <text:p>6161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8.8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6349.zwi</text:p>
          </table:table-cell>
          <table:table-cell office:value-type="float" office:value="6349" calcext:value-type="float">
            <text:p>6349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8.8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6420.zwi</text:p>
          </table:table-cell>
          <table:table-cell office:value-type="float" office:value="6420" calcext:value-type="float">
            <text:p>6420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8.8K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33730.zwi</text:p>
          </table:table-cell>
          <table:table-cell office:value-type="float" office:value="33730" calcext:value-type="float">
            <text:p>33730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8.9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8284.zwi</text:p>
          </table:table-cell>
          <table:table-cell office:value-type="float" office:value="8284" calcext:value-type="float">
            <text:p>8284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9.1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8057.zwi</text:p>
          </table:table-cell>
          <table:table-cell office:value-type="float" office:value="8057" calcext:value-type="float">
            <text:p>8057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9.1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8371.zwi</text:p>
          </table:table-cell>
          <table:table-cell office:value-type="float" office:value="8371" calcext:value-type="float">
            <text:p>8371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9.1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3202.zwi</text:p>
          </table:table-cell>
          <table:table-cell office:value-type="float" office:value="3202" calcext:value-type="float">
            <text:p>3202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9.2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12701.zwi</text:p>
          </table:table-cell>
          <table:table-cell office:value-type="float" office:value="12701" calcext:value-type="float">
            <text:p>12701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9.2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8214.zwi</text:p>
          </table:table-cell>
          <table:table-cell office:value-type="float" office:value="8214" calcext:value-type="float">
            <text:p>8214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9.2K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28409.zwi</text:p>
          </table:table-cell>
          <table:table-cell office:value-type="float" office:value="28409" calcext:value-type="float">
            <text:p>28409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9.2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11262.zwi</text:p>
          </table:table-cell>
          <table:table-cell office:value-type="float" office:value="11262" calcext:value-type="float">
            <text:p>11262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9.2K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30154.zwi</text:p>
          </table:table-cell>
          <table:table-cell office:value-type="float" office:value="30154" calcext:value-type="float">
            <text:p>30154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9.2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4663.zwi</text:p>
          </table:table-cell>
          <table:table-cell office:value-type="float" office:value="4663" calcext:value-type="float">
            <text:p>4663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9.2K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30152.zwi</text:p>
          </table:table-cell>
          <table:table-cell office:value-type="float" office:value="30152" calcext:value-type="float">
            <text:p>30152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9.2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11261.zwi</text:p>
          </table:table-cell>
          <table:table-cell office:value-type="float" office:value="11261" calcext:value-type="float">
            <text:p>11261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9.2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14557.zwi</text:p>
          </table:table-cell>
          <table:table-cell office:value-type="float" office:value="14557" calcext:value-type="float">
            <text:p>14557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9.2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8421.zwi</text:p>
          </table:table-cell>
          <table:table-cell office:value-type="float" office:value="8421" calcext:value-type="float">
            <text:p>8421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9.2K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33374.zwi</text:p>
          </table:table-cell>
          <table:table-cell office:value-type="float" office:value="33374" calcext:value-type="float">
            <text:p>33374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9.3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4662.zwi</text:p>
          </table:table-cell>
          <table:table-cell office:value-type="float" office:value="4662" calcext:value-type="float">
            <text:p>4662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9.3K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27204.zwi</text:p>
          </table:table-cell>
          <table:table-cell office:value-type="float" office:value="27204" calcext:value-type="float">
            <text:p>27204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9.3K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33375.zwi</text:p>
          </table:table-cell>
          <table:table-cell office:value-type="float" office:value="33375" calcext:value-type="float">
            <text:p>33375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9.3K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30153.zwi</text:p>
          </table:table-cell>
          <table:table-cell office:value-type="float" office:value="30153" calcext:value-type="float">
            <text:p>30153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9.3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255.zwi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9.3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8258.zwi</text:p>
          </table:table-cell>
          <table:table-cell office:value-type="float" office:value="8258" calcext:value-type="float">
            <text:p>8258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9.4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2322.zwi</text:p>
          </table:table-cell>
          <table:table-cell office:value-type="float" office:value="2322" calcext:value-type="float">
            <text:p>2322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9.4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8851.zwi</text:p>
          </table:table-cell>
          <table:table-cell office:value-type="float" office:value="8851" calcext:value-type="float">
            <text:p>8851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9.4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8370.zwi</text:p>
          </table:table-cell>
          <table:table-cell office:value-type="float" office:value="8370" calcext:value-type="float">
            <text:p>8370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9.5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8852.zwi</text:p>
          </table:table-cell>
          <table:table-cell office:value-type="float" office:value="8852" calcext:value-type="float">
            <text:p>8852</text:p>
          </table:table-cell>
        </table:table-row>
        <table:table-row table:style-name="ro2">
          <table:table-cell office:value-type="string" calcext:value-type="string">
            <text:p>-rw-rw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lobewalldesk</text:p>
          </table:table-cell>
          <table:table-cell office:value-type="string" calcext:value-type="string">
            <text:p>9.5K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./8031.zwi</text:p>
          </table:table-cell>
          <table:table-cell office:value-type="float" office:value="8031" calcext:value-type="float">
            <text:p>80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/00/0000</text:date>, <text:time style:data-style-name="N2" text:time-value="09:17:50.1244572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2:16:13.910993228</meta:creation-date>
    <meta:generator>LibreOffice/24.2.5.2$Linux_X86_64 LibreOffice_project/420$Build-2</meta:generator>
    <dc:date>2024-10-09T15:39:40.641183712</dc:date>
    <meta:editing-duration>PT3H46M42S</meta:editing-duration>
    <meta:editing-cycles>11</meta:editing-cycles>
    <meta:document-statistic meta:table-count="2" meta:cell-count="727" meta:object-count="0"/>
  </office:meta>
</office:document-meta>
</file>